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JobStoreCMT.get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artzJobStoreCMT.QuartzJobStoreCMT( Logger logger , ServiceManager manag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